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o1" style:family="table">
      <style:table-properties style:width="12.418cm" table:align="left" style:writing-mode="lr-tb"/>
    </style:style>
    <style:style style:name="Tablo1.A" style:family="table-column">
      <style:table-column-properties style:column-width="4.023cm"/>
    </style:style>
    <style:style style:name="Tablo1.B" style:family="table-column">
      <style:table-column-properties style:column-width="8.394cm"/>
    </style:style>
    <style:style style:name="Tablo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Gövde_20_metni_20__28_3_29_">
      <loext:graphic-properties draw:fill="none" draw:fill-color="#ffffff"/>
      <style:paragraph-properties fo:line-height="0.388cm" fo:background-color="transparent"/>
    </style:style>
    <style:style style:name="P3" style:family="paragraph" style:parent-style-name="Başlık_20__23_1">
      <loext:graphic-properties draw:fill="none" draw:fill-color="#ffffff"/>
      <style:paragraph-properties fo:line-height="0.353cm" fo:keep-together="always" fo:background-color="transparent" fo:keep-with-next="always">
        <style:tab-stops>
          <style:tab-stop style:position="0.787cm" style:leader-style="dotted" style:leader-text="."/>
        </style:tab-stops>
      </style:paragraph-properties>
    </style:style>
    <style:style style:name="P4" style:family="paragraph" style:parent-style-name="Gövde_20_metni_20__28_2_29_">
      <loext:graphic-properties draw:fill="none" draw:fill-color="#ffffff"/>
      <style:paragraph-properties fo:line-height="0.37cm" fo:background-color="transparent"/>
    </style:style>
    <style:style style:name="P5" style:family="paragraph" style:parent-style-name="Standard">
      <style:paragraph-properties fo:line-height="0.635cm"/>
      <style:text-properties fo:font-size="15pt" style:font-size-asian="15pt" style:font-size-complex="15pt"/>
    </style:style>
    <style:style style:name="P6" style:family="paragraph" style:parent-style-name="Heading_20_3">
      <style:paragraph-properties fo:line-height="0.635cm"/>
    </style:style>
    <style:style style:name="P7" style:family="paragraph" style:parent-style-name="Text_20_body">
      <style:paragraph-properties fo:line-height="0.635cm"/>
    </style:style>
    <style:style style:name="P8" style:family="paragraph" style:parent-style-name="Preformatted_20_Text">
      <style:paragraph-properties fo:line-height="0.635cm"/>
      <style:text-properties style:font-name="Arial Black" fo:font-size="13pt" style:font-size-asian="13pt" style:font-size-complex="13pt"/>
    </style:style>
    <style:style style:name="P9" style:family="paragraph" style:parent-style-name="Standard">
      <style:paragraph-properties fo:line-height="0.635cm"/>
      <style:text-properties style:font-name="Arial" fo:font-size="12pt" style:font-size-asian="12pt" style:font-size-complex="12pt"/>
    </style:style>
    <style:style style:name="P10" style:family="paragraph" style:parent-style-name="Heading_20_3">
      <style:paragraph-properties fo:line-height="0.635cm"/>
      <style:text-properties style:font-name="Arial" fo:font-size="12pt" style:font-size-asian="12pt" style:font-size-complex="12pt"/>
    </style:style>
    <style:style style:name="P11" style:family="paragraph" style:parent-style-name="Preformatted_20_Text">
      <style:paragraph-properties fo:line-height="0.635cm"/>
    </style:style>
    <style:style style:name="P12" style:family="paragraph" style:parent-style-name="Preformatted_20_Text">
      <style:paragraph-properties fo:line-height="0.635cm"/>
      <style:text-properties style:font-name="Arial" fo:font-size="11pt" officeooo:rsid="00059a5f" officeooo:paragraph-rsid="00059a5f" style:font-size-asian="11pt" style:font-size-complex="11pt"/>
    </style:style>
    <style:style style:name="P13" style:family="paragraph" style:parent-style-name="Preformatted_20_Text">
      <style:paragraph-properties fo:line-height="0.635cm"/>
      <style:text-properties officeooo:paragraph-rsid="00059a5f"/>
    </style:style>
    <style:style style:name="P14" style:family="paragraph" style:parent-style-name="Text_20_body" style:list-style-name="L1">
      <style:paragraph-properties fo:line-height="0.635cm"/>
    </style:style>
    <style:style style:name="P15" style:family="paragraph" style:parent-style-name="Standard">
      <style:paragraph-properties fo:line-height="1.027cm"/>
    </style:style>
    <style:style style:name="P16" style:family="paragraph" style:parent-style-name="Standard">
      <style:text-properties fo:font-size="1pt" style:font-size-asian="1pt" style:font-size-complex="1pt"/>
    </style:style>
    <style:style style:name="T1" style:family="text">
      <style:text-properties officeooo:rsid="000260f5"/>
    </style:style>
    <style:style style:name="T2" style:family="text">
      <style:text-properties fo:font-size="1pt" style:font-size-asian="1pt" style:font-size-complex="1pt"/>
    </style:style>
    <style:style style:name="fr1" style:family="graphic" style:parent-style-name="Frame">
      <style:graphic-properties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Çerçeve1" text:anchor-type="char" svg:x="0.002cm" svg:y="0cm" svg:width="2.743cm" draw:z-index="0"><draw:text-box fo:min-height="0.49cm"><text:p text:style-name="P2">Yapılan İşin Adı</text:p></draw:text-box></draw:frame><draw:frame draw:style-name="fr1" draw:name="Çerçeve2" text:anchor-type="char" svg:x="13.529cm" svg:y="0.011cm" svg:width="1.034cm" draw:z-index="1"><draw:text-box fo:min-height="0.506cm"><text:p text:style-name="P2">Tarih:</text:p></draw:text-box></draw:frame><draw:frame draw:style-name="fr1" draw:name="Çerçeve3" text:anchor-type="char" svg:x="15.037cm" svg:y="0.034cm" svg:width="1.118cm" draw:z-index="2"><draw:text-box fo:min-height="0.467cm"><text:h text:style-name="P3" text:outline-level="1"><text:span text:style-name="T1">29/07/2025</text:span><text:bookmark text:name="bookmark0"/></text:h></draw:text-box></draw:frame><draw:frame draw:style-name="fr1" draw:name="Çerçeve4" text:anchor-type="char" svg:x="2.286cm" svg:y="0.811cm" svg:width="12.852cm" draw:z-index="3"><draw:text-box fo:min-height="0.508cm"><text:p text:style-name="P4">Yaptığınız çalışmayı, şekille çizerek konu hakkında pratik bilgileri aşağıya yazınız.</text:p></draw:text-box></draw:frame></text:p>
      <text:p text:style-name="P1"/>
      <text:p text:style-name="P1"/>
      <text:p text:style-name="P5">Kitaplık (Kütüphane) Yönetim Sistemine Başlama </text:p>
      <text:p text:style-name="P1"/>
      <text:p text:style-name="P1">Proje Adı: Mini Kitaplık Takip Sistemi </text:p>
      <text:h text:style-name="P6" text:outline-level="3">Projenin Amacı:</text:h>
      <text:p text:style-name="P7">Kullanıcının kitap ekleyebileceği, silebileceği, arama yapabileceği ve kitap listesini görüntüleyebileceği basit bir kitaplık sistemi geliştirmek.</text:p>
      <text:p text:style-name="P1">Temel Fonksiyonların Belirlenmesi: </text:p>
      <table:table table:name="Tablo1" table:style-name="Tablo1">
        <table:table-column table:style-name="Tablo1.A"/>
        <table:table-column table:style-name="Tablo1.B"/>
        <table:table-header-rows>
          <table:table-row>
            <table:table-cell table:style-name="Tablo1.A1" office:value-type="string">
              <text:p text:style-name="Table_20_Heading">Fonksiyon Adı</text:p>
            </table:table-cell>
            <table:table-cell table:style-name="Tablo1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o1.A1" office:value-type="string">
            <text:p text:style-name="Table_20_Contents"><text:span text:style-name="Source_20_Text">kitap_ekle()</text:span></text:p>
          </table:table-cell>
          <table:table-cell table:style-name="Tablo1.A1" office:value-type="string">
            <text:p text:style-name="Table_20_Contents">Kullanıcıdan kitap bilgisi alır ve listeye ekler</text:p>
          </table:table-cell>
        </table:table-row>
        <table:table-row>
          <table:table-cell table:style-name="Tablo1.A1" office:value-type="string">
            <text:p text:style-name="Table_20_Contents"><text:span text:style-name="Source_20_Text">kitap_sil()</text:span></text:p>
          </table:table-cell>
          <table:table-cell table:style-name="Tablo1.A1" office:value-type="string">
            <text:p text:style-name="Table_20_Contents">Kitap ismine göre silme işlemi yapar</text:p>
          </table:table-cell>
        </table:table-row>
        <table:table-row>
          <table:table-cell table:style-name="Tablo1.A1" office:value-type="string">
            <text:p text:style-name="Table_20_Contents"><text:span text:style-name="Source_20_Text">kitap_listele()</text:span></text:p>
          </table:table-cell>
          <table:table-cell table:style-name="Tablo1.A1" office:value-type="string">
            <text:p text:style-name="Table_20_Contents">Sistemde kayıtlı tüm kitapları listeler</text:p>
          </table:table-cell>
        </table:table-row>
        <table:table-row>
          <table:table-cell table:style-name="Tablo1.A1" office:value-type="string">
            <text:p text:style-name="Table_20_Contents"><text:span text:style-name="Source_20_Text">kitap_ara()</text:span></text:p>
          </table:table-cell>
          <table:table-cell table:style-name="Tablo1.A1" office:value-type="string">
            <text:p text:style-name="Table_20_Contents">Belirli bir kitap ismine göre arama yapar</text:p>
          </table:table-cell>
        </table:table-row>
      </table:table>
      <text:h text:style-name="P6" text:outline-level="3">Kullanılacak Veri Yapısı:</text:h>
      <text:p text:style-name="P7">Projede kitap bilgileri, her kitap için bir <text:span text:style-name="Source_20_Text">dictionary</text:span> (sözlük) olacak şekilde, bir <text:span text:style-name="Source_20_Text">list</text:span> içinde tutulur.</text:p>
      <text:p text:style-name="P8">Sınıf Yapısı (OOP Yaklaşımı): </text:p>
      <text:p text:style-name="P9">class Kitap:</text:p>
      <text:p text:style-name="P9"><text:s text:c="4"/>def __init__(self, ad, yazar, yil):</text:p>
      <text:p text:style-name="P9"><text:s text:c="8"/>self.ad = ad</text:p>
      <text:p text:style-name="P9"><text:s text:c="8"/>self.yazar = yazar</text:p>
      <text:p text:style-name="P9"><text:s text:c="8"/>self.yil = yil</text:p>
      <text:p text:style-name="P9"/>
      <text:p text:style-name="P9"><text:s text:c="4"/>def __str__(self):</text:p>
      <text:p text:style-name="P9"><text:s text:c="8"/>return f"{self.ad} - {self.yazar} ({self.yil})"</text:p>
      <text:h text:style-name="P10" text:outline-level="3">Fonksiyonlar (İskelet Kod):</text:h>
      <text:p text:style-name="P11">def kitap_ekle(kitap_listesi):</text:p>
      <text:p text:style-name="P11"><text:s text:c="4"/>ad = input("Kitap adı: ")</text:p>
      <text:p text:style-name="P11"><text:s text:c="4"/>yazar = input("Yazar adı: ")</text:p>
      <text:p text:style-name="P11"><text:s text:c="4"/>yil = input("Basım yılı: ")</text:p>
      <text:p text:style-name="P11"><text:s text:c="4"/>yeni_kitap = Kitap(ad, yazar, yil)</text:p>
      <text:p text:style-name="P11"><text:s text:c="4"/>kitap_listesi.append(yeni_kitap)</text:p>
      <text:p text:style-name="P11"><text:s text:c="4"/>print("Kitap eklendi!")</text:p>
      <text:p text:style-name="P11">def kitap_listele(kitap_listesi):</text:p>
      <text:p text:style-name="P11"><text:s text:c="4"/>for kitap in kitap_listesi:</text:p>
      <text:p text:style-name="P11"><text:s text:c="8"/>print(kitap)</text:p>
      <text:p text:style-name="P11"><draw:frame draw:style-name="fr2" draw:name="Çerçeve5" text:anchor-type="char" svg:x="0.326cm" svg:y="0.263cm" svg:width="7.671cm" draw:z-index="4"><draw:text-box fo:min-height="0.522cm"><text:p text:style-name="P2">Değerlendirenin adı, soyadı ünvanı ve imzası:</text:p></draw:text-box></draw:frame></text:p>
      <text:p text:style-name="P12">DR.ÖĞR.ÜYESİ ERCÜMENT ÖZTÜRK</text:p>
      <text:p text:style-name="P13"><text:soft-page-break/># örnek kitap listesi</text:p>
      <text:p text:style-name="P11">kitaplar = []</text:p>
      <text:p text:style-name="P11"/>
      <text:p text:style-name="P11"># Deneme amaçlı kitap ekleme ve listeleme</text:p>
      <text:p text:style-name="P11">kitap_ekle(kitaplar)</text:p>
      <text:p text:style-name="P11">kitap_listele(kitaplar)</text:p>
      <text:p text:style-name="P1"/>
      <text:h text:style-name="P6" text:outline-level="3">Bugün Öğrenilenler ve Yapılanlar:</text:h>
      <text:list text:style-name="L1">
        <text:list-item>
          <text:p text:style-name="P14">Projenin genel amacı ve işlevsel gereksinimleri tanımlandı.</text:p>
        </text:list-item>
        <text:list-item>
          <text:p text:style-name="P14">Hangi veri yapılarının kullanılacağı belirlendi (liste + sınıf).</text:p>
        </text:list-item>
        <text:list-item>
          <text:p text:style-name="P14"><text:span text:style-name="Source_20_Text">Kitap</text:span> adında bir sınıf oluşturularak nesne tabanlı bir yapı kuruldu.</text:p>
        </text:list-item>
        <text:list-item>
          <text:p text:style-name="P14"><text:span text:style-name="Source_20_Text">kitap_ekle()</text:span> ve <text:span text:style-name="Source_20_Text">kitap_listele()</text:span> gibi temel fonksiyonların iskeleti yazıldı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5"/>
      <text:p text:style-name="P16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 Unicode MS" fo:font-size="12pt" fo:language="tr" fo:country="TR" style:letter-kerning="false" style:font-name-asian="Arial Unicode MS1" style:font-size-asian="12pt" style:language-asian="tr" style:country-asian="TR" style:font-name-complex="Arial Unicode MS1" style:font-size-complex="12pt" style:language-complex="tr" style:country-complex="T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rial Unicode MS" fo:font-size="12pt" fo:language="tr" fo:country="TR" style:letter-kerning="false" style:font-name-asian="Arial Unicode MS1" style:font-size-asian="12pt" style:language-asian="tr" style:country-asian="TR" style:font-name-complex="Arial Unicode MS1" style:font-size-complex="12pt" style:language-complex="tr" style:country-complex="T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övde_20_metni_20__28_3_29_" style:display-name="Gövde metni (3)" style:family="paragraph" style:parent-style-name="Standard" loext:linked-style-name="Gövde_20_metni_20__28_3_29__20_Exact">
      <loext:graphic-properties draw:fill="solid" draw:fill-color="#ffffff"/>
      <style:paragraph-properties style:line-height-at-least="0cm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şlık_20__23_1" style:display-name="Başlık #1" style:family="paragraph" style:parent-style-name="Standard" loext:linked-style-name="Başlık_20__23_1_20_Exact" style:default-outline-level="1" style:list-style-name="">
      <loext:graphic-properties draw:fill="solid" draw:fill-color="#ffffff"/>
      <style:paragraph-properties style:line-height-at-least="0cm" fo:text-align="justify" style:justify-single-word="false" fo:background-color="#ffffff"/>
      <style:text-properties style:font-name="Century Schoolbook" fo:font-family="'Century Schoolbook'" style:font-family-generic="roman" style:font-pitch="variable" fo:font-size="10pt" style:font-name-asian="Century Schoolbook1" style:font-family-asian="'Century Schoolbook'" style:font-family-generic-asian="system" style:font-pitch-asian="variable" style:font-size-asian="10pt" style:font-name-complex="Century Schoolbook1" style:font-family-complex="'Century Schoolbook'" style:font-family-generic-complex="system" style:font-pitch-complex="variable" style:font-size-complex="10pt"/>
    </style:style>
    <style:style style:name="Gövde_20_metni_20__28_2_29_" style:display-name="Gövde metni (2)" style:family="paragraph" style:parent-style-name="Standard" loext:linked-style-name="Gövde_20_metni_20__28_2_29__20_Exact">
      <loext:graphic-properties draw:fill="solid" draw:fill-color="#ffffff"/>
      <style:paragraph-properties style:line-height-at-least="0cm" fo:background-color="#ffffff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Gövde_20_metni_20__28_3_29__20_Exact" style:display-name="Gövde metni (3) Exact" style:family="text" style:parent-style-name="Default_20_Paragraph_20_Font" loext:linked-style-name="Gövde_20_metni_20__28_3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Başlık_20__23_1_20_Exact" style:display-name="Başlık #1 Exact" style:family="text" style:parent-style-name="Default_20_Paragraph_20_Font" loext:linked-style-name="Başlık_20__23_1">
      <style:text-properties fo:font-variant="normal" fo:text-transform="none" style:text-line-through-style="none" style:text-line-through-type="none" style:font-name="Century Schoolbook" fo:font-family="'Century Schoolbook'" style:font-family-generic="roman" style:font-pitch="variable" fo:font-size="10pt" fo:font-style="normal" style:text-underline-style="none" fo:font-weight="normal" style:font-name-asian="Century Schoolbook1" style:font-family-asian="'Century Schoolbook'" style:font-family-generic-asian="system" style:font-pitch-asian="variable" style:font-size-asian="10pt" style:font-style-asian="normal" style:font-weight-asian="normal" style:font-name-complex="Century Schoolbook1" style:font-family-complex="'Century Schoolbook'" style:font-family-generic-complex="system" style:font-pitch-complex="variable" style:font-size-complex="10pt" style:font-style-complex="normal" style:font-weight-complex="normal"/>
    </style:style>
    <style:style style:name="Başlık_20__23_1_20__2b__20_Times_20_New_20_Roman_20_Exact" style:display-name="Başlık #1 + Times New Roman Exact" style:family="text" style:parent-style-name="Başlık_20__23_1_20_Exact">
      <style:text-properties fo:color="#000000" loext:opacity="100%" style:font-name="Times New Roman" fo:font-family="'Times New Roman'" style:font-family-generic="roman" style:font-pitch="variable" fo:font-size="10pt" fo:letter-spacing="normal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 style:text-scale="100%"/>
    </style:style>
    <style:style style:name="Gövde_20_metni_20__28_2_29__20_Exact" style:display-name="Gövde metni (2) Exact" style:family="text" style:parent-style-name="Default_20_Paragraph_20_Font" loext:linked-style-name="Gövde_20_metni_20__28_2_29_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.5pt" fo:font-style="normal" style:text-underline-style="none" fo:font-weight="normal" style:font-name-asian="Times New Roman1" style:font-family-asian="'Times New Roman'" style:font-family-generic-asian="system" style:font-pitch-asian="variable" style:font-size-asian="10.5pt" style:font-style-asian="normal" style:font-weight-asian="normal" style:font-name-complex="Times New Roman1" style:font-family-complex="'Times New Roman'" style:font-family-generic-complex="system" style:font-pitch-complex="variable" style:font-size-complex="10.5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is Teması">
      <loext:theme-colors loext:name="Ofis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69cm" fo:margin-bottom="1.169cm" fo:margin-left="1.633cm" fo:margin-right="3.20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udret</meta:initial-creator>
    <meta:editing-cycles>3</meta:editing-cycles>
    <meta:creation-date>2022-03-29T10:33:00</meta:creation-date>
    <dc:date>2025-07-30T15:35:28.942308000</dc:date>
    <meta:editing-duration>PT9M45S</meta:editing-duration>
    <meta:generator>LibreOffice/25.2.4.3$Windows_X86_64 LibreOffice_project/33e196637044ead23f5c3226cde09b47731f7e27</meta:generator>
    <meta:document-statistic meta:table-count="1" meta:image-count="0" meta:object-count="0" meta:page-count="3" meta:paragraph-count="52" meta:word-count="224" meta:character-count="1816" meta:non-whitespace-character-count="1568"/>
    <meta:user-defined meta:name="AppVersion">12.0000</meta:user-defined>
    <meta:template xlink:type="simple" xlink:actuate="onRequest" xlink:title="Normal" xlink:href=""/>
  </office:meta>
</office:document-meta>
</file>